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E</mi>
      <mrow>
        <mo stretchy="false">(</mo>
        <mrow>
          <mstyle mathvariant="bold">
            <mrow>
              <mo stretchy="false">α</mo>
            </mrow>
          </mstyle>
        </mrow>
        <mo stretchy="false">)</mo>
      </mrow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row>
          <mfrac>
            <mrow>
              <msubsup>
                <mo stretchy="false">α</mo>
                <mi>j</mi>
                <mn>2</mn>
              </msubsup>
            </mrow>
            <mrow>
              <mn>2</mn>
              <mi>m</mi>
            </mrow>
          </mfrac>
        </mrow>
      </mrow>
    </mrow>
    <annotation encoding="StarMath 5.0">E ( bold %ialpha ) `=` sum from j=1 to S {{%ialpha ^2 _j} over {2 m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12:40.574000000</meta:creation-date>
    <meta:generator>LibreOffice/4.1.4.2$Windows_x86 LibreOffice_project/0a0440ccc0227ad9829de5f46be37cfb6edcf72</meta:generator>
  </office:meta>
</office:document-meta>
</file>